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4139"/>
    </style:style>
    <style:style style:name="P2" style:family="paragraph" style:parent-style-name="Standard">
      <style:text-properties officeooo:paragraph-rsid="001d4139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officeooo:paragraph-rsid="001d4139"/>
    </style:style>
    <style:style style:name="P4" style:family="paragraph" style:parent-style-name="List_20_Paragraph" style:list-style-name="WWNum5">
      <style:text-properties officeooo:paragraph-rsid="001d4139"/>
    </style:style>
    <style:style style:name="P5" style:family="paragraph" style:parent-style-name="List_20_Paragraph" style:list-style-name="WWNum1">
      <style:text-properties officeooo:paragraph-rsid="001d4139"/>
    </style:style>
    <style:style style:name="P6" style:family="paragraph" style:parent-style-name="List_20_Paragraph" style:list-style-name="WWNum3">
      <style:text-properties officeooo:paragraph-rsid="001d4139"/>
    </style:style>
    <style:style style:name="P7" style:family="paragraph" style:parent-style-name="List_20_Paragraph">
      <style:paragraph-properties fo:text-align="center" style:justify-single-word="false"/>
      <style:text-properties officeooo:paragraph-rsid="001d4139"/>
    </style:style>
    <style:style style:name="P8" style:family="paragraph" style:parent-style-name="List_20_Paragraph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1d4139" style:font-weight-asian="bold"/>
    </style:style>
    <style:style style:name="P9" style:family="paragraph" style:parent-style-name="List_20_Paragraph" style:list-style-name="WWNum4">
      <style:text-properties officeooo:paragraph-rsid="001d4139"/>
    </style:style>
    <style:style style:name="P10" style:family="paragraph" style:parent-style-name="List_20_Paragraph">
      <style:text-properties officeooo:paragraph-rsid="001d4139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hapter 1 Values Types &amp; Operators – Notes</text:span></text:p>
      <text:p text:style-name="P1"><text:span text:style-name="T1"/></text:p>
      <text:list xml:id="list8602529512071892760" text:style-name="WWNum1">
        <text:list-item>
          <text:p text:style-name="P5">6 types of bit representations – string, number, Boolean, objects, functions, undefined values</text:p>
        </text:list-item>
        <text:list-item>
          <text:p text:style-name="P5">A number = 64 bits</text:p>
        </text:list-item>
        <text:list-item>
          <text:p text:style-name="P5">Operators such as ‘–‘ and ‘+’ take up memory as well</text:p>
        </text:list-item>
        <text:list-item>
          <text:p text:style-name="P5">Fractions are approximations and not exact</text:p>
        </text:list-item>
        <text:list-item>
          <text:p text:style-name="P5">Operators defined by number of values they are used with</text:p>
          <text:list>
            <text:list-item>
              <text:p text:style-name="P5">Unary operator = works on one value ie ‘typeof’</text:p>
            </text:list-item>
            <text:list-item>
              <text:p text:style-name="P5">Binary operator = works on two values ie ‘2 + 3’</text:p>
            </text:list-item>
            <text:list-item>
              <text:p text:style-name="P5">Ternary/conditional operator = condition and two results ie condition ? iftrue : iffalse</text:p>
            </text:list-item>
          </text:list>
        </text:list-item>
        <text:list-item>
          <text:p text:style-name="P5">Unicode standard – comparison order standard</text:p>
          <text:list>
            <text:list-item>
              <text:p text:style-name="P5">Logical operators before mathematical</text:p>
            </text:list-item>
            <text:list-item>
              <text:p text:style-name="P5">Upper case letters lower then lower case letters ie ‘A &lt; B’ is true, ‘a &lt; A’ <text:s/>is true</text:p>
            </text:list-item>
          </text:list>
        </text:list-item>
        <text:list-item>
          <text:p text:style-name="P5">Type conversion – auto type conversions occur with ‘==’, use ‘===’ to be safe if unsure</text:p>
          <text:list>
            <text:list-item>
              <text:p text:style-name="P5">0, NaN and empty string ‘’ == false, all other values == true</text:p>
            </text:list-item>
          </text:list>
        </text:list-item>
        <text:list-item>
          <text:p text:style-name="P5">Short circuiting logical operators – if left || value is true then right value is skipped and left returned otherwise right is checked</text:p>
          <text:list>
            <text:list-item>
              <text:p text:style-name="P5">Defining a default value with ‘null || value’ will return the value on right if left is null (false)</text:p>
            </text:list-item>
            <text:list-item>
              <text:p text:style-name="P5">&amp;&amp; operator is the opposite – if left is false it is returned and right is ignored</text:p>
            </text:list-item>
          </text:list>
        </text:list-item>
      </text:list>
      <text:p text:style-name="P2"/>
      <text:p text:style-name="P1"><text:span text:style-name="T1">Chapter 2 Program Structure – Notes</text:span></text:p>
      <text:p text:style-name="P1"><text:span text:style-name="T1"/></text:p>
      <text:list xml:id="list2836743846642735734" text:style-name="WWNum3">
        <text:list-item>
          <text:p text:style-name="P6">Keywords are reserved words native to the language</text:p>
        </text:list-item>
        <text:list-item>
          <text:p text:style-name="P6">Expression = anything that returns a value</text:p>
        </text:list-item>
        <text:list-item>
          <text:p text:style-name="P6">isNaN() returns true if argument is NaN</text:p>
        </text:list-item>
        <text:list-item>
          <text:p text:style-name="P6">‘do’ loop executes its body once before checking condition for whether it should continue</text:p>
        </text:list-item>
        <text:list-item>
          <text:p text:style-name="P6">‘break’ – exits a loop</text:p>
        </text:list-item>
        <text:list-item>
          <text:p text:style-name="P6">‘continue’ – exists body of loop but goes back for another iteration</text:p>
        </text:list-item>
        <text:list-item>
          <text:p text:style-name="P6">Switch statements similar to Ruby</text:p>
        </text:list-item>
      </text:list>
      <text:p text:style-name="P10"/>
      <text:p text:style-name="P10"/>
      <text:p text:style-name="P7"><text:span text:style-name="T1">Chapter 3 Functions – Notes</text:span></text:p>
      <text:p text:style-name="P8"/>
      <text:list xml:id="list232209550106903" text:continue-numbering="true" text:style-name="WWNum3">
        <text:list-item>
          <text:p text:style-name="P6">Scope – range of functionality for a variable – its ‘callability’ range</text:p>
        </text:list-item>
        <text:list-item>
          <text:p text:style-name="P6">Can access global variables from within a function as long as there isn’t an internal one defined with the same name</text:p>
        </text:list-item>
        <text:list-item>
          <text:p text:style-name="P6">Lexical scoping – variable scope limited to that of its containing function and any nested within</text:p>
        </text:list-item>
        <text:list-item>
          <text:p text:style-name="P6">‘let’ allows unique variables of same name outside and inside a block</text:p>
        </text:list-item>
        <text:list-item>
          <text:p text:style-name="P6">Declaration – function xyz();</text:p>
          <text:list>
            <text:list-item>
              <text:p text:style-name="P6">Automatically moved to the top of their scope</text:p>
            </text:list-item>
            <text:list-item>
              <text:p text:style-name="P6">Which means they can be placed anywhere and still act as parent functions in the scope</text:p>
            </text:list-item>
            <text:list-item>
              <text:p text:style-name="P6">Don’t define through declaration inside a loops – try to use only in outermost block of function/program</text:p>
            </text:list-item>
          </text:list>
        </text:list-item>
        <text:list-item>
          <text:p text:style-name="P6"><text:soft-page-break/>Call stack – flow control of the context of function calls</text:p>
        </text:list-item>
        <text:list-item>
          <text:p text:style-name="P6">Functions have native parameter inclusion lengths – if not included then included as undefined, if too many are included the overflow are ignored</text:p>
        </text:list-item>
        <text:list-item>
          <text:p text:style-name="P6">Closure – parameter used as local variable within nested function ie function(par)(var)</text:p>
        </text:list-item>
        <text:list-item>
          <text:p text:style-name="P6">Recursion slower than loops but cleaner</text:p>
        </text:list-item>
        <text:list-item>
          <text:p text:style-name="P6">Memory usage and efficiency largely irrelevant unless complex programs and datasets</text:p>
        </text:list-item>
        <text:list-item>
          <text:p text:style-name="P6">Function side effects – anything other than return statements, ie print statements</text:p>
          <text:list>
            <text:list-item>
              <text:p text:style-name="P6">pure function is one without side effects nor reliance on side effects from other functions ie it only returns something</text:p>
            </text:list-item>
          </text:list>
        </text:list-item>
      </text:list>
      <text:p text:style-name="P2"/>
      <text:p text:style-name="P1"><text:span text:style-name="T1">Chapter 4 Data Structures: Objects and Arrays – Notes</text:span></text:p>
      <text:p text:style-name="P1"><text:span text:style-name="T1"/></text:p>
      <text:list xml:id="list3778053584584778130" text:style-name="WWNum4">
        <text:list-item>
          <text:p text:style-name="P9">Unlike other values – an Object’s properties are mutable (can be changed)</text:p>
        </text:list-item>
        <text:list-item>
          <text:p text:style-name="P9">An Object != another Object with the same name because they do not hold values – they instead grasp values when called.</text:p>
          <text:list>
            <text:list-item>
              <text:p text:style-name="P9">An Object’s identity is its equality</text:p>
            </text:list-item>
            <text:list-item>
              <text:p text:style-name="P9">Identity’s are unequal unless an Object is referring to the exact same such physical properties</text:p>
            </text:list-item>
          </text:list>
        </text:list-item>
        <text:list-item>
          <text:p text:style-name="P9">Phi-coefficient <text:s/>- Boolean correlation measure</text:p>
        </text:list-item>
        <text:list-item>
          <text:p text:style-name="P9">List = nested set of objects</text:p>
        </text:list-item>
        <text:list-item>
          <text:p text:style-name="P9">Null is an object in JavaScript</text:p>
        </text:list-item>
      </text:list>
      <text:p text:style-name="P2"/>
      <text:p text:style-name="P1"><text:span text:style-name="T1">Chapter 5 Higher-Order Functions – Notes</text:span></text:p>
      <text:p text:style-name="P1"><text:span text:style-name="T1"/></text:p>
      <text:list xml:id="list332676725827696087" text:style-name="WWNum5">
        <text:list-item>
          <text:p text:style-name="P4">Abstraction – making code more efficient by leaving out unnecessary steps which can fall within and be represented by a more encompassing code</text:p>
        </text:list-item>
        <text:list-item>
          <text:p text:style-name="P4">Higher-order functions – utilize or return other functions</text:p>
        </text:list-item>
        <text:list-item>
          <text:p text:style-name="P4">JSON – JavaScript Object Notation – Objects representing web data</text:p>
          <text:list>
            <text:list-item>
              <text:p text:style-name="P4">Properties are in quotes</text:p>
            </text:list-item>
            <text:list-item>
              <text:p text:style-name="P4">Only simple data expressions allowed</text:p>
            </text:list-item>
            <text:list-item>
              <text:p text:style-name="P4">JSON.stringify() – converts a JS value to a JSON string</text:p>
            </text:list-item>
            <text:list-item>
              <text:p text:style-name="P4">JSON.parse() – from JSON value to JS value</text:p>
            </text:list-item>
          </text:list>
        </text:list-item>
        <text:list-item>
          <text:p text:style-name="P4">.forEach() - runs through an Objects properties </text:p>
        </text:list-item>
        <text:list-item>
          <text:p text:style-name="P4">.filter() – builds up a new Object of properties that meet some conditions</text:p>
        </text:list-item>
        <text:list-item>
          <text:p text:style-name="P4">.map() – transforms an array by performing some function on each element and creates a new array with them</text:p>
        </text:list-item>
        <text:list-item>
          <text:p text:style-name="P4">.reduce() – folds array values into one based on some condi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3:20:58.214194532</meta:creation-date>
    <dc:date>2015-05-18T23:22:08.964333519</dc:date>
    <meta:editing-duration>P0D</meta:editing-duration>
    <meta:editing-cycles>1</meta:editing-cycles>
    <meta:document-statistic meta:table-count="0" meta:image-count="0" meta:object-count="0" meta:page-count="2" meta:paragraph-count="61" meta:word-count="703" meta:character-count="4044" meta:non-whitespace-character-count="3424"/>
    <meta:generator>LibreOffice/4.2.8.2$Linux_X86_64 LibreOffice_project/420m0$Build-2</meta:generator>
  </office:meta>
</office:document-meta>
</file>